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T1" style:family="text">
      <style:text-properties fo:color="#000000" style:font-name="Times New Roman" fo:font-size="12pt" fo:language="en" fo:country="US" fo:font-weight="normal"/>
    </style:style>
    <style:style style:name="T2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text-properties fo:color="#000000" style:font-name="Times New Roman" fo:font-size="12pt" fo:language="en" fo:country="US" fo:font-weight="normal"/>
    </style:style>
    <style:style style:name="P3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Sect1" style:family="section"/>
    <style:page-layout style:name="PLayout2">
      <style:page-layout-properties fo:margin-top="1.270000cm" fo:margin-bottom="1.270000cm" fo:margin-left="1.0in" fo:margin-right="1.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in" fo:margin-right="1.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Heading 1">PythonCAD use cases.</text:p>
        <text:p text:style-name="Normal"/>
        <text:p text:style-name="Normal">Open drawing</text:p>
        <text:p text:style-name="Normal">Save drawing</text:p>
        <text:p text:style-name="Normal">Close drawing</text:p>
        <text:p text:style-name="Normal"/>
        <text:p text:style-name="Normal">Print drawing</text:p>
        <text:p text:style-name="Normal"/>
        <text:p text:style-name="Normal">Modify global preferences</text:p>
        <text:p text:style-name="Normal">Modify drawing preferences</text:p>
        <text:p text:style-name="Normal"/>
        <text:p text:style-name="Normal">Add layer</text:p>
        <text:p text:style-name="Normal">Modify layer properties</text:p>
        <text:p text:style-name="Normal">Erase layer</text:p>
        <text:p text:style-name="Normal"/>
        <text:p text:style-name="Normal">Add symbol (block)</text:p>
        <text:p text:style-name="Normal">Modify symbol (block)</text:p>
        <text:p text:style-name="Normal">Erase symbol (block)</text:p>
        <text:p text:style-name="Normal">Import symbols</text:p>
        <text:p text:style-name="Normal">Export symbols</text:p>
        <text:p text:style-name="Normal"/>
        <text:p text:style-name="Normal">Input point</text:p>
        <text:p text:style-name="Normal">Input angle</text:p>
        <text:p text:style-name="Normal">Input distance</text:p>
        <text:p text:style-name="Normal">Input keyword</text:p>
        <text:p text:style-name="Normal">Input radius</text:p>
        <text:p text:style-name="Normal"/>
        <text:p text:style-name="Normal">Modify entity properties</text:p>
        <text:p text:style-name="Normal">Erase entity</text:p>
        <text:p text:style-name="Normal"/>
        <text:p text:style-name="Normal">Draw point</text:p>
        <text:p text:style-name="Normal">Move point</text:p>
        <text:p text:style-name="Normal"/>
        <text:p text:style-name="Normal">Draw segment</text:p>
        <text:p text:style-name="Normal">Draw rectangle</text:p>
        <text:p text:style-name="Normal">Draw circle</text:p>
        <text:p text:style-name="Normal">Draw arc</text:p>
        <text:p text:style-name="Normal"/>
        <text:p text:style-name="Normal"><text:span text:style-name="T1">Draw construction lines</text:span></text:p>
        <text:p text:style-name="P1"><text:span text:style-name="T2">Draw construction circles</text:span></text:p>
        <text:p text:style-name="P1"/>
        <text:p text:style-name="P2"><text:span text:style-name="T1">Draw polyline</text:span></text:p>
        <text:p text:style-name="P3">Draw polygon</text:p>
        <text:p text:style-name="Normal"/>
        <text:p text:style-name="Normal">Draw text</text:p>
        <text:p text:style-name="Normal">Draw dimension</text:p>
        <text:p text:style-name="Normal">Draw leader</text:p>
        <text:p text:style-name="Normal"/>
        <text:p text:style-name="Normal">Draw hatch</text:p>
        <text:p text:style-name="Normal"/>
        <text:p text:style-name="Normal">Create fillet</text:p>
        <text:p text:style-name="Normal">Create chamfer</text:p>
        <text:p text:style-name="Normal"/>
        <text:p text:style-name="Normal">Move entity</text:p>
        <text:p text:style-name="Normal">Rotate entity</text:p>
        <text:p text:style-name="Normal">Mirror entity</text:p>
        <text:p text:style-name="Normal">Copy entity</text:p>
        <text:p text:style-name="Normal">Stretch entity</text:p>
        <text:p text:style-name="Normal"/>
        <text:p text:style-name="Normal">Split points</text:p>
        <text:p text:style-name="Normal">Combine points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>
      <style:text-properties fo:font-size="10pt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